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2.0138in"/>
    </style:style>
    <style:style style:name="co3" style:family="table-column">
      <style:table-column-properties fo:break-before="auto" style:column-width="2.4035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">
      <style:table-cell-properties style:rotation-align="none"/>
    </style:style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Original size (bytes)</text:p>
          </table:table-cell>
          <table:table-cell office:value-type="string" calcext:value-type="string">
            <text:p>Compressed size (bytes)</text:p>
          </table:table-cell>
          <table:table-cell office:value-type="string" calcext:value-type="string">
            <text:p>Rat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.coli</text:p>
          </table:table-cell>
          <table:table-cell office:value-type="float" office:value="4638690" calcext:value-type="float">
            <text:p>4638690</text:p>
          </table:table-cell>
          <table:table-cell table:style-name="ce1"/>
          <table:table-cell table:style-name="ce3" table:formula="of:=[.C2]/[.B2]" office:value-type="percentage" office:value="0" calcext:value-type="percentage">
            <text:p>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float" office:value="4047392" calcext:value-type="float">
            <text:p>4047392</text:p>
          </table:table-cell>
          <table:table-cell/>
          <table:table-cell table:style-name="ce4" table:formula="of:=[.C3]/[.B3]" office:value-type="percentage" office:value="0" calcext:value-type="percentage">
            <text:p>0%</text:p>
          </table:table-cell>
          <table:table-cell/>
          <table:table-cell table:style-name="ce1"/>
          <table:table-cell table:number-columns-repeated="58"/>
        </table:table-row>
        <table:table-row table:style-name="ro1">
          <table:table-cell office:value-type="string" calcext:value-type="string">
            <text:p>world192.txt</text:p>
          </table:table-cell>
          <table:table-cell office:value-type="float" office:value="2473400" calcext:value-type="float">
            <text:p>2473400</text:p>
          </table:table-cell>
          <table:table-cell table:style-name="ce1"/>
          <table:table-cell table:style-name="ce4" table:formula="of:=[.C4]/[.B4]" office:value-type="percentage" office:value="0" calcext:value-type="percentage">
            <text:p>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nnedy.xls</text:p>
          </table:table-cell>
          <table:table-cell office:value-type="float" office:value="1029744" calcext:value-type="float">
            <text:p>1029744</text:p>
          </table:table-cell>
          <table:table-cell/>
          <table:table-cell table:style-name="ce5" table:formula="of:=[.C5]/[.B5]" office:value-type="percentage" office:value="0" calcext:value-type="percentage">
            <text:p>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tt5</text:p>
          </table:table-cell>
          <table:table-cell office:value-type="float" office:value="513216" calcext:value-type="float">
            <text:p>513216</text:p>
          </table:table-cell>
          <table:table-cell/>
          <table:table-cell table:style-name="ce5" table:formula="of:=[.C6]/[.B6]" office:value-type="percentage" office:value="0" calcext:value-type="percentage">
            <text:p>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rabn12.txt</text:p>
          </table:table-cell>
          <table:table-cell office:value-type="float" office:value="481861" calcext:value-type="float">
            <text:p>481861</text:p>
          </table:table-cell>
          <table:table-cell table:style-name="ce1"/>
          <table:table-cell table:style-name="ce5" table:formula="of:=[.C7]/[.B7]" office:value-type="percentage" office:value="0" calcext:value-type="percentage">
            <text:p>0%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lcet10.txt</text:p>
          </table:table-cell>
          <table:table-cell office:value-type="float" office:value="426754" calcext:value-type="float">
            <text:p>426754</text:p>
          </table:table-cell>
          <table:table-cell/>
          <table:table-cell table:style-name="ce5" table:formula="of:=[.C8]/[.B8]" office:value-type="percentage" office:value="0" calcext:value-type="percentage">
            <text:p>0%</text:p>
          </table:table-cell>
          <table:table-cell/>
          <table:table-cell table:style-name="ce1"/>
          <table:table-cell table:number-columns-repeated="58"/>
        </table:table-row>
        <table:table-row table:style-name="ro1">
          <table:table-cell office:value-type="string" calcext:value-type="string">
            <text:p>alice29.txt</text:p>
          </table:table-cell>
          <table:table-cell office:value-type="float" office:value="152089" calcext:value-type="float">
            <text:p>152089</text:p>
          </table:table-cell>
          <table:table-cell office:value-type="float" office:value="70148" calcext:value-type="float">
            <text:p>70148</text:p>
          </table:table-cell>
          <table:table-cell table:style-name="ce5" table:formula="of:=[.C9]/[.B9]" office:value-type="percentage" office:value="0.461229937733827" calcext:value-type="percentage">
            <text:p>4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youlik.txt</text:p>
          </table:table-cell>
          <table:table-cell office:value-type="float" office:value="125179" calcext:value-type="float">
            <text:p>125179</text:p>
          </table:table-cell>
          <table:table-cell office:value-type="float" office:value="62748" calcext:value-type="float">
            <text:p>62748</text:p>
          </table:table-cell>
          <table:table-cell table:style-name="ce5" table:formula="of:=[.C10]/[.B10]" office:value-type="percentage" office:value="0.501266186820473" calcext:value-type="percentage">
            <text:p>50%</text:p>
          </table:table-cell>
          <table:table-cell table:style-name="ce1"/>
          <table:table-cell table:number-columns-repeated="59"/>
        </table:table-row>
        <table:table-row table:style-name="ro1">
          <table:table-cell office:value-type="string" calcext:value-type="string">
            <text:p>aaa.txt</text:p>
          </table:table-cell>
          <table:table-cell office:value-type="float" office:value="100000" calcext:value-type="float">
            <text:p>100000</text:p>
          </table:table-cell>
          <table:table-cell table:style-name="ce2" office:value-type="float" office:value="894" calcext:value-type="float">
            <text:p>894</text:p>
          </table:table-cell>
          <table:table-cell table:style-name="ce4" table:formula="of:=[.C11]/[.B11]" office:value-type="percentage" office:value="0.00894" calcext:value-type="percentage">
            <text:p>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bet.txt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4536" calcext:value-type="float">
            <text:p>4536</text:p>
          </table:table-cell>
          <table:table-cell table:style-name="ce4" table:formula="of:=[.C12]/[.B12]" office:value-type="percentage" office:value="0.04536" calcext:value-type="percentage">
            <text:p>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m.tx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78" calcext:value-type="float">
            <text:p>100278</text:p>
          </table:table-cell>
          <table:table-cell table:style-name="ce4" table:formula="of:=[.C13]/[.B13]" office:value-type="percentage" office:value="1.00278" calcext:value-type="percentage">
            <text:p>1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8240" calcext:value-type="float">
            <text:p>38240</text:p>
          </table:table-cell>
          <table:table-cell office:value-type="float" office:value="25054" calcext:value-type="float">
            <text:p>25054</text:p>
          </table:table-cell>
          <table:table-cell table:style-name="ce5" table:formula="of:=[.C14]/[.B14]" office:value-type="percentage" office:value="0.655177824267782" calcext:value-type="percentage">
            <text:p>6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p.html</text:p>
          </table:table-cell>
          <table:table-cell office:value-type="float" office:value="24603" calcext:value-type="float">
            <text:p>24603</text:p>
          </table:table-cell>
          <table:table-cell office:value-type="float" office:value="14948" calcext:value-type="float">
            <text:p>14948</text:p>
          </table:table-cell>
          <table:table-cell table:style-name="ce5" table:formula="of:=[.C15]/[.B15]" office:value-type="percentage" office:value="0.607568182741942" calcext:value-type="percentage">
            <text:p>6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elds.c</text:p>
          </table:table-cell>
          <table:table-cell office:value-type="float" office:value="11150" calcext:value-type="float">
            <text:p>11150</text:p>
          </table:table-cell>
          <table:table-cell office:value-type="float" office:value="7084" calcext:value-type="float">
            <text:p>7084</text:p>
          </table:table-cell>
          <table:table-cell table:style-name="ce5" table:formula="of:=[.C16]/[.B16]" office:value-type="percentage" office:value="0.635336322869955" calcext:value-type="percentage">
            <text:p>6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args.1</text:p>
          </table:table-cell>
          <table:table-cell office:value-type="float" office:value="4227" calcext:value-type="float">
            <text:p>4227</text:p>
          </table:table-cell>
          <table:table-cell table:style-name="ce1" office:value-type="float" office:value="3584" calcext:value-type="float">
            <text:p>3584</text:p>
          </table:table-cell>
          <table:table-cell table:style-name="ce5" table:formula="of:=[.C17]/[.B17]" office:value-type="percentage" office:value="0.847882659096286" calcext:value-type="percentage">
            <text:p>8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ammar.lsp</text:p>
          </table:table-cell>
          <table:table-cell office:value-type="float" office:value="3721" calcext:value-type="float">
            <text:p>3721</text:p>
          </table:table-cell>
          <table:table-cell office:value-type="float" office:value="2818" calcext:value-type="float">
            <text:p>2818</text:p>
          </table:table-cell>
          <table:table-cell table:style-name="ce5" table:formula="of:=[.C18]/[.B18]" office:value-type="percentage" office:value="0.757323300188121" calcext:value-type="percentage">
            <text:p>7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.txt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C19]/[.B19]" office:value-type="percentage" office:value="2" calcext:value-type="percentage">
            <text:p>200%</text:p>
          </table:table-cell>
          <table:table-cell table:number-columns-repeated="60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ella1" table:target-range-address="Foglio1.A1:Foglio1.D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2:30:26.350232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ente</meta:initial-creator>
    <meta:creation-date>2020-08-23T13:58:33</meta:creation-date>
    <dc:date>2020-08-28T22:40:03.445119963</dc:date>
    <meta:generator>LibreOffice/6.4.5.2$Linux_X86_64 LibreOffice_project/40$Build-2</meta:generator>
    <meta:editing-duration>PT24M30S</meta:editing-duration>
    <meta:editing-cycles>13</meta:editing-cycles>
    <meta:document-statistic meta:table-count="1" meta:cell-count="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